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3e471" draw:textarea-horizontal-align="justify" draw:textarea-vertical-align="middle" draw:auto-grow-height="false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Triangle_20_unfilled" draw:marker-end-width="0.5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6.4cm" svg:height="1.8cm" svg:x="2.6cm" svg:y="0.8cm">
          <text:p text:style-name="P1">IImageManage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cm" svg:height="1.8cm" svg:x="16.7cm" svg:y="0.7cm">
          <text:p text:style-name="P1">IIm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8cm" svg:height="1.8cm" svg:x="11.9cm" svg:y="6.7cm">
          <text:p text:style-name="P1">AppIm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8cm" svg:height="1.8cm" svg:x="2.9cm" svg:y="13.7cm">
          <text:p text:style-name="P1">ImageManage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8cm" svg:height="1.8cm" svg:x="16.7cm" svg:y="4.1cm">
          <text:p text:style-name="P1">ImageBa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8cm" svg:y1="6.7cm" svg:x2="16.7cm" svg:y2="5cm" draw:start-shape="id1" draw:start-glue-point="0" draw:end-shape="id2" draw:end-glue-point="3" svg:d="M13800 6700v-501l2399-1199h501" svg:viewBox="0 0 2901 1701">
          <text:p/>
        </draw:connector>
        <draw:connector draw:style-name="gr3" draw:text-style-name="P1" draw:layer="layout" draw:type="lines" svg:x1="5.8cm" svg:y1="13.7cm" svg:x2="5.8cm" svg:y2="2.6cm" draw:start-shape="id3" draw:start-glue-point="0" draw:end-shape="id4" draw:end-glue-point="2" svg:d="M5800 13700v-501-10098-501" svg:viewBox="0 0 1 11101">
          <text:p/>
        </draw:connector>
        <draw:connector draw:style-name="gr3" draw:text-style-name="P1" draw:layer="layout" draw:type="lines" svg:x1="18.6cm" svg:y1="4.1cm" svg:x2="18.6cm" svg:y2="2.5cm" draw:start-shape="id2" draw:start-glue-point="0" draw:end-shape="id5" draw:end-glue-point="2" svg:d="M18600 4100v-501-598-501" svg:viewBox="0 0 1 1601">
          <text:p/>
        </draw:connector>
        <draw:custom-shape draw:style-name="gr2" draw:text-style-name="P1" xml:id="id6" draw:id="id6" draw:layer="layout" svg:width="3.8cm" svg:height="1.8cm" svg:x="14.1cm" svg:y="8.9cm">
          <text:p text:style-name="P1">LibIm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8cm" svg:height="1.8cm" svg:x="19.5cm" svg:y="8.9cm">
          <text:p text:style-name="P1">OsIm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8cm" svg:height="1.8cm" svg:x="22.1cm" svg:y="6.6cm">
          <text:p text:style-name="P1">FpgaImag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6cm" svg:y1="8.9cm" svg:x2="18.6cm" svg:y2="5.9cm" draw:start-shape="id6" draw:start-glue-point="0" draw:end-shape="id2" draw:end-glue-point="2" svg:d="M16000 8900v-501l2600-1998v-501" svg:viewBox="0 0 2601 3001">
          <text:p/>
        </draw:connector>
        <draw:connector draw:style-name="gr3" draw:text-style-name="P1" draw:layer="layout" draw:type="lines" svg:x1="21.4cm" svg:y1="8.9cm" svg:x2="18.6cm" svg:y2="5.9cm" draw:start-shape="id7" draw:start-glue-point="0" draw:end-shape="id2" draw:end-glue-point="2" svg:d="M21400 8900v-501l-2800-1998v-501" svg:viewBox="0 0 2801 3001">
          <text:p/>
        </draw:connector>
        <draw:connector draw:style-name="gr3" draw:text-style-name="P1" draw:layer="layout" draw:type="lines" svg:x1="24cm" svg:y1="6.6cm" svg:x2="20.5cm" svg:y2="5cm" draw:start-shape="id8" draw:start-glue-point="0" draw:end-shape="id2" svg:d="M24000 6600v-501l-2999-1099h-501" svg:viewBox="0 0 3501 1601">
          <text:p/>
        </draw:connector>
        <draw:custom-shape draw:style-name="gr2" draw:text-style-name="P1" xml:id="id9" draw:id="id9" draw:layer="layout" svg:width="3.8cm" svg:height="1.8cm" svg:x="16.7cm" svg:y="11.2cm">
          <text:p text:style-name="P1">PkgImag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8.6cm" svg:y1="11.2cm" svg:x2="18.6cm" svg:y2="5.9cm" draw:start-shape="id9" draw:end-shape="id2" draw:end-glue-point="2" svg:d="M18600 11200v-501-4298-501" svg:viewBox="0 0 1 5301">
          <text:p/>
        </draw:connector>
        <draw:connector draw:style-name="gr4" draw:text-style-name="P1" draw:layer="layout" draw:type="lines" draw:line-skew="-3.599cm" svg:x1="16.7cm" svg:y1="12.1cm" svg:x2="9cm" svg:y2="1.7cm" draw:start-shape="id9" draw:start-glue-point="3" draw:end-shape="id4" draw:end-glue-point="1" svg:d="M16700 12100h-4100l-3099-10400h-501" svg:viewBox="0 0 7701 10401">
          <text:p/>
        </draw:connector>
        <draw:custom-shape draw:style-name="gr5" draw:text-style-name="P1" xml:id="id10" draw:id="id10" draw:layer="layout" svg:width="0.892cm" svg:height="13.571cm" draw:transform="skewX (0.0158824961931484) rotate (-1.53588974175501) translate (25.146cm 12.87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" draw:text-style-name="P1" draw:layer="layout" draw:type="lines" svg:x1="8.7cm" svg:y1="14.6cm" svg:x2="18.393cm" svg:y2="13.894cm" draw:start-shape="id3" draw:end-shape="id10" draw:end-glue-point="6" svg:d="M8700 14600h501l9192-78v-628" svg:viewBox="0 0 9694 707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8-04T07:57:28</meta:creation-date>
    <dc:date>2014-09-30T14:09:39.776886265</dc:date>
    <meta:editing-duration>PT35M41S</meta:editing-duration>
    <meta:editing-cycles>3</meta:editing-cycles>
    <meta:generator>LibreOffice/4.2.6.3$Linux_X86_64 LibreOffice_project/420m0$Build-3</meta:generator>
    <meta:document-statistic meta:object-count="42"/>
  </office:meta>
</office:document-meta>
</file>